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72d0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f72d0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20c752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276d12" officeooo:paragraph-rsid="00276d12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2b3590" officeooo:paragraph-rsid="002b359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paragraph-rsid="001f72d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paragraph-rsid="001f72d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20c752" officeooo:paragraph-rsid="0020c75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officeooo:rsid="001f72d0" officeooo:paragraph-rsid="001f72d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0c752" officeooo:paragraph-rsid="0020c752" style:font-size-asian="12pt" style:font-size-complex="12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normal" officeooo:rsid="0020c752" officeooo:paragraph-rsid="0020c752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fo:font-style="italic" fo:font-weight="normal" officeooo:rsid="0020c752" officeooo:paragraph-rsid="0020c75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italic" fo:font-weight="normal" officeooo:rsid="0020c752" officeooo:paragraph-rsid="0020c752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italic" fo:font-weight="normal" officeooo:rsid="0020c752" officeooo:paragraph-rsid="00215090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normal" officeooo:rsid="00215090" officeooo:paragraph-rsid="0021509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normal" officeooo:rsid="00215090" officeooo:paragraph-rsid="0022c58d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normal" officeooo:rsid="002493a6" officeooo:paragraph-rsid="002493a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bold" officeooo:rsid="002493a6" officeooo:paragraph-rsid="002493a6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italic" fo:font-weight="bold" officeooo:rsid="0028aa9f" officeooo:paragraph-rsid="0028aa9f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76d12" officeooo:paragraph-rsid="00276d12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9d878" officeooo:paragraph-rsid="00276d1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f72d0" style:font-size-asian="16pt" style:font-weight-asian="bold" style:font-size-complex="16pt" style:font-weight-complex="bold"/>
    </style:style>
    <style:style style:name="T3" style:family="text">
      <style:text-properties officeooo:rsid="001f72d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72d0" style:font-style-asian="italic" style:font-style-complex="italic"/>
    </style:style>
    <style:style style:name="T6" style:family="text">
      <style:text-properties fo:font-style="italic" officeooo:rsid="0028aa9f" style:font-style-asian="italic" style:font-style-complex="italic"/>
    </style:style>
    <style:style style:name="T7" style:family="text">
      <style:text-properties fo:font-style="italic" officeooo:rsid="002bee7f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f72d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8aa9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bee7f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72d0" style:font-weight-asian="bold" style:font-weight-complex="bold"/>
    </style:style>
    <style:style style:name="T14" style:family="text">
      <style:text-properties fo:font-size="12pt" fo:font-weight="bold" officeooo:rsid="0020c7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493a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76d12" style:font-size-asian="12pt" style:font-weight-asian="bold" style:font-size-complex="12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0c752" style:font-style-asian="normal" style:font-style-complex="normal"/>
    </style:style>
    <style:style style:name="T19" style:family="text">
      <style:text-properties fo:font-style="normal" officeooo:rsid="00215090" style:font-style-asian="normal" style:font-style-complex="normal"/>
    </style:style>
    <style:style style:name="T20" style:family="text">
      <style:text-properties fo:font-style="normal" officeooo:rsid="0022c58d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15090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2c58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76d12" style:font-style-asian="normal" style:font-weight-asian="normal" style:font-style-complex="normal" style:font-weight-complex="normal"/>
    </style:style>
    <style:style style:name="T26" style:family="text">
      <style:text-properties officeooo:rsid="002150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dad </text:span><text:span text:style-name="T2">7</text:span><text:span text:style-name="T1">: Windows. Instalación y configuración</text:span></text:p>
      <text:p text:style-name="P1"><text:span text:style-name="T1"/></text:p>
      <text:list xml:id="list942438716" text:style-name="L1">
        <text:list-item>
          <text:p text:style-name="P3"><text:span text:style-name="T14">Interfaces en modo texto </text:span><text:span text:style-name="T15">(CLI: Interfaz en línea de comandos)</text:span><text:span text:style-name="T14">: Símbolo del sistema y PowerShell.</text:span></text:p>
        </text:list-item>
      </text:list>
      <text:p text:style-name="P8">Al igual que en el sistema operativo Linux, en Windows se puede trabajar desde el entorno gráfico o hacer uso de las terminales de texto. </text:p>
      <text:p text:style-name="P8"/>
      <text:p text:style-name="P8">El <text:span text:style-name="T12">símbolo de sistema</text:span> es una interfaz de línea de comandos en la que los usuarios pueden interactuar con el sistema operativo a través de comandos escritos en texto. En sistemas Windows, el símbolo de sistema se conoce como Command Prompt, mientras que en sistemas Unix/Linux se conoce como Terminal. El símbolo de sistema permite a los usuarios realizar diversas tareas, como ejecutar programas, copiar archivos, administrar particiones, entre otras funciones. Presente en los sistemas Windows desde la época de MS-DOS se sigue utilizando para ejecutar ciertas operaciones. Se abre pulsando Windows+R y escribiendo cmd, o en Inicio, escribiendo Símbolo del sistema o cmd.</text:p>
      <text:p text:style-name="P8">Para ver la ayuda de cada comando: help y el nombre del comando ó nombre del comando /?</text:p>
      <text:p text:style-name="P8">Por ejemplo para ver la ayuda del comando help:</text:p>
      <text:p text:style-name="P12">help help</text:p>
      <text:p text:style-name="P12">help /?</text:p>
      <text:p text:style-name="P12"/>
      <text:p text:style-name="P13"><text:tab/><text:span text:style-name="T26">Comandos básicos:</text:span></text:p>
      <text:p text:style-name="P14"><text:tab/><text:span text:style-name="T22">help</text:span><text:span text:style-name="T19"> </text:span><text:span text:style-name="T17">-</text:span><text:span text:style-name="T19"> Proporciona información sobre los comandos.</text:span></text:p>
      <text:p text:style-name="P13"><text:tab/><text:span text:style-name="T21">cd</text:span><text:span text:style-name="T17"> - Cambiar directorio.</text:span></text:p>
      <text:p text:style-name="P11"><text:span text:style-name="T21">dir</text:span><text:span text:style-name="T17"> - Mostrar listado de archivos y carpetas en el directorio actual.</text:span></text:p>
      <text:p text:style-name="P11"><text:span text:style-name="T21">mkdir</text:span><text:span text:style-name="T17"> - Crear un nuevo directorio.</text:span></text:p>
      <text:p text:style-name="P11"><text:span text:style-name="T21">del</text:span><text:span text:style-name="T17"> - Borrar un archivo.</text:span></text:p>
      <text:p text:style-name="P11"><text:span text:style-name="T21">copy</text:span><text:span text:style-name="T17"> - Copiar archivos.</text:span></text:p>
      <text:p text:style-name="P11"><text:span text:style-name="T21">move</text:span><text:span text:style-name="T17"> - Mover archivos.</text:span></text:p>
      <text:p text:style-name="P11"><text:span text:style-name="T21">ren</text:span><text:span text:style-name="T17"> - Renombrar archivos.</text:span></text:p>
      <text:p text:style-name="P11"><text:span text:style-name="T21">type</text:span><text:span text:style-name="T17"> - Mostrar el contenido de un archivo de texto.</text:span></text:p>
      <text:p text:style-name="P11"><text:span text:style-name="T21">cls</text:span><text:span text:style-name="T17"> - Limpiar la pantalla.</text:span></text:p>
      <text:p text:style-name="P15"><text:span text:style-name="T21">color</text:span><text:span text:style-name="T17"> </text:span><text:span text:style-name="T18">-</text:span><text:span text:style-name="T17"> Configura los colores de primer y segundo plano de la consola.</text:span></text:p>
      <text:p text:style-name="P15"><text:span text:style-name="T21">date</text:span><text:span text:style-name="T17"> </text:span><text:span text:style-name="T18">-</text:span><text:span text:style-name="T17"> Muestra o establece la fecha.</text:span></text:p>
      <text:p text:style-name="P16"><text:span text:style-name="T21">t</text:span><text:span text:style-name="T23">im</text:span><text:span text:style-name="T21">e</text:span><text:span text:style-name="T17"> </text:span><text:span text:style-name="T18">-</text:span><text:span text:style-name="T17"> Muestra o establece la </text:span><text:span text:style-name="T20">hora del sistema</text:span><text:span text:style-name="T17">.</text:span></text:p>
      <text:p text:style-name="P16"><text:span text:style-name="T21">t</text:span><text:span text:style-name="T23">itl</text:span><text:span text:style-name="T21">e</text:span><text:span text:style-name="T17"> </text:span><text:span text:style-name="T18">–</text:span><text:span text:style-name="T17"> </text:span><text:span text:style-name="T20">Establece el título de la ventana.</text:span></text:p>
      <text:p text:style-name="P15"><text:span text:style-name="T21">shutdown</text:span><text:span text:style-name="T17"> –</text:span><text:span text:style-name="T18"> </text:span><text:span text:style-name="T17">Apaga o reinicia el equipo.</text:span></text:p>
      <text:p text:style-name="P16"><text:span text:style-name="T23">v</text:span><text:span text:style-name="T21">e</text:span><text:span text:style-name="T23">r</text:span><text:span text:style-name="T17"> </text:span><text:span text:style-name="T18">-</text:span><text:span text:style-name="T17"> Muestra la </text:span><text:span text:style-name="T20">versión de Windows</text:span><text:span text:style-name="T17">.</text:span></text:p>
      <text:p text:style-name="P11"><text:span text:style-name="T21">exit</text:span><text:span text:style-name="T17"> - Salir del símbolo del sistema.</text:span></text:p>
      <text:p text:style-name="P11"><text:span text:style-name="T17"/></text:p>
      <text:p text:style-name="P17"><text:span text:style-name="T21">Actividad 1</text:span><text:span text:style-name="T17">: Entra en el símbolo del sistema. Borra la pantalla. Muestra la versión de Windows. Muestra la ayuda del comando time y muestra la hora del sistema sin que te vuelva a pedir que escribas una nueva. Sal y cierra la aplicación.</text:span></text:p>
      <text:p text:style-name="P17"><text:span text:style-name="T17"/></text:p>
      <text:p text:style-name="P18"><text:span text:style-name="T17">PowerShell </text:span><text:span text:style-name="T24">es una interfaz más completa que la anterior. </text:span><text:span text:style-name="T25">E</text:span><text:span text:style-name="T24">s una herramienta de administración de tareas y automatización de procesos desarrollada por Microsoft. Se basa en un lenguaje de programación de scripting y se utiliza principalmente en sistemas Windows para realizar tareas administrativas de forma remota o local. </text:span><text:span text:style-name="T25">P</text:span><text:span text:style-name="T24">ermite a los usuarios ejecutar comandos y scripts para realizar tareas administrativas. </text:span><text:span text:style-name="T25">U</text:span><text:span text:style-name="T24">tiliza un lenguaje de programación similar a C#, lo que permite a los usuarios crear scripts complejos para automatizar tareas. </text:span><text:span text:style-name="T25">P</text:span><text:span text:style-name="T24">ermite a los administradores de sistemas administrar de forma remota los servidores y estaciones de trabajo Windows a través de la red. </text:span><text:span text:style-name="T25">S</text:span><text:span text:style-name="T24">e integra con otras tecnologías de Microsoft, como Active Directory, Exchange Server y System Center, lo que </text:span><text:soft-page-break/><text:span text:style-name="T24">facilita la administración de estos servicios. </text:span><text:span text:style-name="T25">P</text:span><text:span text:style-name="T24">ermite acceder a las API de Windows y de otras aplicaciones para realizar operaciones más avanzadas y complejas.</text:span></text:p>
      <text:p text:style-name="P19"><text:span text:style-name="T24">En PowerShell muchos comandos tienen la opción </text:span><text:span text:style-name="T17">-WhatIf </text:span><text:span text:style-name="T24">que simula la ejecución de un comando sin ejecutarlo para poder comprobar el efecto que tendía sobre el sistema. Por ejemplo: Stop-Computer -whatIf</text:span></text:p>
      <text:p text:style-name="P10"><text:span text:style-name="T14"/></text:p>
      <text:list xml:id="list171143536134775" text:continue-numbering="true" text:style-name="L1">
        <text:list-item>
          <text:p text:style-name="P3"><text:span text:style-name="T14">Variables de entorno.</text:span></text:p>
          <text:p text:style-name="P3"><text:span text:style-name="T16"/></text:p>
        </text:list-item>
      </text:list>
      <text:p text:style-name="P7">Las variables de entorno en Windows son variables que contienen información sobre la configuración del sistema operativo y pueden ser utilizadas por aplicaciones y scripts para acceder a esta información. Algunas variables de entorno comunes en Windows son:</text:p>
      <text:p text:style-name="P6"/>
      <text:p text:style-name="P7">- PATH: Contiene la lista de directorios <text:span text:style-name="T3">(rutas), separados por comas, </text:span>en los que el sistema operativo busca archivos ejecutables cuando se especifica un comando en la línea de comandos.</text:p>
      <text:p text:style-name="P7">- TEMP <text:span text:style-name="T3">o TMP</text:span>: Contiene la ubicación <text:span text:style-name="T3">(ruta)</text:span> de la carpeta temporal del sistema.</text:p>
      <text:p text:style-name="P7">- USERNAME: Contiene el nombre de usuario actualmente conectado en el sistema.</text:p>
      <text:p text:style-name="P7">- <text:span text:style-name="T3">WINDIR ó </text:span>SYSTEMROOT: Contiene la ruta al directorio de instalación de Windows.</text:p>
      <text:p text:style-name="P7">-<text:span text:style-name="T3">COMSPEC: Contiene la ruta al intérprete de comandos de Windows, osea, la ruta del cmd.exe</text:span></text:p>
      <text:p text:style-name="P7">-<text:span text:style-name="T3">SYSTEMDRIVE: Unidad que contiene el sistema de Windows.</text:span></text:p>
      <text:p text:style-name="P7">-<text:span text:style-name="T3">COMPUTERNAME: Contiene el nombre del equipo.</text:span></text:p>
      <text:p text:style-name="P7">-<text:span text:style-name="T3">USERPROFILE: Contiene el acceso a la carpeta de perfil de usuario.</text:span></text:p>
      <text:p text:style-name="P7">- APPDATA: Contiene la ruta al directorio en el que las aplicaciones almacenan datos específicos del usuario.</text:p>
      <text:p text:style-name="P6"/>
      <text:p text:style-name="P7">Estas son solo algunas de las variables de entorno más comunes en Windows, pero hay muchas más que pueden ser utilizadas por diferentes aplicaciones y scripts. Las variables de entorno pueden ser configuradas y modificadas a través del Panel de control de Windows o a través de la línea de comandos.</text:p>
      <text:p text:style-name="P7"/>
      <text:p text:style-name="P7"><text:span text:style-name="T3">En el símbolo del sistema:</text:span></text:p>
      <text:p text:style-name="P7"><text:span text:style-name="T3"><text:tab/>Si ponemos sólo </text:span><text:span text:style-name="T9">set</text:span><text:span text:style-name="T13"> </text:span><text:span text:style-name="T3">te muestra todas las variables de entorno.</text:span></text:p>
      <text:p text:style-name="P7"><text:tab/><text:span text:style-name="T5">echo %userprofile% <text:s text:c="2"/></text:span><text:span text:style-name="T3"><text:s/>ó <text:s text:c="3"/></text:span><text:span text:style-name="T5">set userprofile</text:span></text:p>
      <text:p text:style-name="P7"><text:span text:style-name="T5"/></text:p>
      <text:p text:style-name="P9">En PowerShell sería:</text:p>
      <text:p text:style-name="P9"><text:tab/>Si ponemos <text:span text:style-name="T8">Get-ChildItem Env:</text:span><text:span text:style-name="T12"> </text:span>te muestra todas las variables de entorno.</text:p>
      <text:p text:style-name="P9"><text:tab/>echo<text:span text:style-name="T4"> $env:userprofile</text:span></text:p>
      <text:p text:style-name="P7"><text:span text:style-name="T5"/></text:p>
      <text:list xml:id="list171142754780670" text:continue-numbering="true" text:style-name="L1">
        <text:list-item>
          <text:p text:style-name="P20"><text:span text:style-name="T10">Gestión de archivos y directorios</text:span></text:p>
          <text:p text:style-name="P5"><text:span text:style-name="T6">E</text:span><text:span text:style-name="T4">l sistema de archivos en Windows se estructura de forma jerárquica, o en forma de árbol, donde los directorios cuelgan de otros, hasta llegar a un primer directorio que es el padre de todos los demás llamado directorio raíz.</text:span></text:p>
          <text:p text:style-name="P5"><text:span text:style-name="T4">Cada unidad de almacenamiento se identifica por una letra. La letra </text:span><text:span text:style-name="T8">C:</text:span><text:span text:style-name="T4"> suele ser la letra de la primera unidad. Las letras </text:span><text:span text:style-name="T8">A:</text:span><text:span text:style-name="T4"> y </text:span><text:span text:style-name="T8">B:</text:span><text:span text:style-name="T4"> se reservaban para las unidades de disquetes, aunque su uso ya es prácticamente inexistente.</text:span></text:p>
          <text:p text:style-name="P5"><text:span text:style-name="T4">Dentro de cada unidad hay diferentes directorios, también llamados carpetas, que cuelgan del directorio raíz de cada unidad.</text:span></text:p>
          <text:p text:style-name="P5"><text:span text:style-name="T4">El directorio superior del directorio actual se denomina </text:span><text:span text:style-name="T8">directorio padre </text:span><text:span text:style-name="T4">y se identifica por (</text:span><text:span text:style-name="T8">..)</text:span><text:span text:style-name="T4">. </text:span><text:span text:style-name="T7">El directorio actual se identifca por un punto (</text:span><text:span text:style-name="T11">.</text:span><text:span text:style-name="T7">)</text:span></text:p>
          <text:p text:style-name="P4"><text:span text:style-name="T6">En Windows, el sistema de archivos más común es el NTFS (New Technology File System). Este sistema de archivos ofrece mayor seguridad, eficiencia en el almacenamiento y </text:span><text:soft-page-break/><text:span text:style-name="T6">capacidad para archivos de mayor tamaño en comparación con el sistema de archivos FAT32. </text:span></text:p>
          <text:p text:style-name="P4"><text:span text:style-name="T6"/></text:p>
          <text:p text:style-name="P4"><text:span text:style-name="T6">El sistema de archivos NTFS permite el uso de permisos de seguridad avanzados para proteger los archivos y carpetas contra accesos no autorizados. También soporta la compresión de archivos y carpetas, así como la encriptación de datos para aumentar la protección de la información sensible.</text:span></text:p>
          <text:p text:style-name="P4"><text:span text:style-name="T6"/></text:p>
          <text:p text:style-name="P4"><text:span text:style-name="T6">Además de NTFS, Windows también es compatible con otros sistemas de archivos como FAT32, exFAT y ReFS, aunque estos no son tan comunes como el NTFS en versiones más recientes del sistema operativo. Cada sistema de archivos tiene sus propias ventajas y desventajas, por lo que es importante elegir el más adecuado para sus necesidades de almacenamiento y seguridad.</text:span></text:p>
          <text:list>
            <text:list-header>
              <text:p text:style-name="P4"><text:span text:style-name="T6"/></text:p>
            </text:list-header>
          </text:list>
        </text:list-item>
        <text:list-item>
          <text:p text:style-name="P21"><text:span text:style-name="T10">lñ</text:span><text:span text:style-name="T8">jkhb</text:span></text:p>
        </text:list-item>
      </text:list>
      <text:p text:style-name="P2"><text:span text:style-name="T1"/></text:p>
      <text:p text:style-name="P1"><text:span text:style-name="T2">Unidad </text:span><text:span text:style-name="T1">8: Windows. Administración y archivos ba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17:11:42.496000000</dc:date>
    <meta:editing-duration>PT1H28M58S</meta:editing-duration>
    <meta:editing-cycles>13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57" meta:word-count="1054" meta:character-count="6505" meta:non-whitespace-character-count="5495"/>
  </office:meta>
</office:document-meta>
</file>